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Dingbats1" svg:font-family="Dingbats" style:font-adornments="Regular" style:font-charset="x-symbol"/>
    <style:font-face style:name="Dingbats2" svg:font-family="Dingbats" style:font-pitch="variable" style:font-charset="x-symbol"/>
    <style:font-face style:name="F" svg:font-family="" style:font-family-generic="roman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1" style:family="table">
      <style:table-properties style:width="11.589cm" fo:margin-left="1.032cm" table:align="left"/>
    </style:style>
    <style:style style:name="Table1.A" style:family="table-column">
      <style:table-column-properties style:column-width="5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4.02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4.63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6.8cm" fo:margin-bottom="0cm"/>
    </style:style>
    <style:style style:name="P3" style:family="paragraph" style:parent-style-name="Standard">
      <style:paragraph-properties fo:margin-top="2.101cm" fo:margin-bottom="0cm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>
      <style:text-properties style:font-name="F"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Dingbats"/>
    </style:style>
    <style:style style:name="T3" style:family="text">
      <style:text-properties fo:font-size="12pt"/>
    </style:style>
    <style:style style:name="T4" style:family="text">
      <style:text-properties style:font-name="Dingbats2"/>
    </style:style>
    <style:style style:name="T5" style:family="text">
      <style:text-properties style:font-name="Dingbats" fo:font-size="12pt"/>
    </style:style>
    <style:style style:name="T6" style:family="text">
      <style:text-properties style:font-name="Liberation Serif" style:font-name-asian="Droid Sans" style:font-name-complex="FreeSans2"/>
    </style:style>
    <style:style style:name="T7" style:family="text">
      <style:text-properties style:font-name="DejaVu Serif" fo:font-size="12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000000" draw:marker-start-width="0.499cm" draw:marker-end-width="0.499cm" draw:fill="none" draw:fill-color="#ffffff" fo:min-height="6.24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9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3.092cm" svg:y="8.031cm" svg:width="5.904cm" draw:z-index="0">
        <draw:text-box fo:min-height="1.136cm">
          <text:p text:style-name="Standard">CAFAT :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2.806cm" svg:y="4.877cm" svg:width="3.143cm" draw:z-index="4">
        <draw:text-box fo:min-height="0.651cm">
          <text:p text:style-name="Standard"><text:text-input text:description="&lt;formatLang(o.partner_id.dob,date=True)&gt;">dob</text:text-input></text:p>
        </draw:text-box>
      </draw:frame>
      <text:p text:style-name="Standard"><draw:frame draw:style-name="fr3" draw:name="Frame2" text:anchor-type="paragraph" svg:x="12.674cm" svg:y="0.639cm" svg:width="7.592cm" draw:z-index="1"><draw:text-box fo:min-height="1.695cm"><text:p text:style-name="P1">Ordonnance pour transport sanitaire.</text:p></draw:text-box></draw:frame><draw:frame text:anchor-type="paragraph" draw:z-index="11" draw:style-name="gr4" draw:text-style-name="P8" svg:width="11.59cm" svg:height="6.344cm" svg:x="0.261cm" svg:y="0.903cm"><draw:text-box><text:p text:style-name="P7"><text:span text:style-name="T8">Cadre reservé au praticien</text:span></text:p></draw:text-box></draw:frame></text:p>
      <text:p text:style-name="P2"><draw:frame draw:style-name="fr3" draw:name="Frame10" text:anchor-type="paragraph" svg:x="3.3cm" svg:y="8.913cm" svg:width="6.646cm" draw:z-index="7"><draw:text-box fo:min-height="0.919cm"><text:p text:style-name="Table_20_Contents"><text:text-input text:description="&lt;o.partner_id.name&gt;">lastname</text:text-input></text:p></draw:text-box></draw:frame><draw:frame draw:style-name="fr3" draw:name="Frame4" text:anchor-type="paragraph" svg:x="12.818cm" svg:y="2.626cm" svg:width="4.722cm" draw:z-index="3"><draw:text-box fo:min-height="0.863cm"><text:p text:style-name="Standard"><draw:frame draw:style-name="fr3" draw:name="Frame9" text:anchor-type="paragraph" svg:x="-1.727cm" svg:y="6.357cm" svg:width="4.722cm" draw:z-index="8"><draw:text-box fo:min-height="0.863cm"><text:p text:style-name="Standard"><text:text-input text:description="&lt;o.partner_id.firstname&gt;">firstname</text:text-input></text:p></draw:text-box></draw:frame><text:text-input text:description="&lt;o.partner_id.firstname&gt;">firstname</text:text-input></text:p></draw:text-box></draw:frame><draw:frame draw:style-name="fr3" draw:name="Frame3" text:anchor-type="paragraph" svg:x="12.799cm" svg:y="1.496cm" svg:width="6.646cm" draw:z-index="2"><draw:text-box fo:min-height="0.919cm"><text:p text:style-name="Table_20_Contents"><text:text-input text:description="&lt;o.partner_id.name&gt;">lastname</text:text-input></text:p></draw:text-box></draw:frame><draw:frame draw:style-name="fr3" draw:name="Frame8" text:anchor-type="paragraph" svg:x="13.044cm" svg:y="4.925cm" svg:width="5.237cm" draw:z-index="5"><draw:text-box fo:min-height="1.136cm"><text:p text:style-name="Standard">AMG :<text:text-input text:description="&lt;o.partner_id.amgid and o.partner_id.amgid or ' '&gt;">amgid</text:text-input></text:p></draw:text-box></draw:frame><draw:rect text:anchor-type="paragraph" draw:z-index="13" draw:style-name="gr5" draw:text-style-name="P7" svg:width="1.112cm" svg:height="0.828cm" svg:x="13.331cm" svg:y="11.118cm"><text:p/></draw:rect><draw:rect text:anchor-type="paragraph" draw:z-index="12" draw:style-name="gr5" draw:text-style-name="P7" svg:width="1.112cm" svg:height="0.828cm" svg:x="7.564cm" svg:y="11.118cm"><text:p/></draw:rect><draw:frame text:anchor-type="paragraph" draw:z-index="10" draw:style-name="gr3" svg:width="13.997cm" svg:height="1.959cm" svg:x="1.081cm" svg:y="12.811cm"><draw:text-box><text:p>De (adresse) :</text:p><text:p>A : Cabinet ophtalmologie</text:p><text:p/><text:p text:style-name="P6"><text:s/><text:span text:style-name="T5">q </text:span><text:span text:style-name="T6">Pour</text:span> <text:s/>retour à domicile <text:s text:c="2"/><text:span text:style-name="T5">q </text:span><text:span text:style-name="T7">Pour consultation </text:span><text:s/><text:tab/> </text:p></draw:text-box></draw:frame><draw:frame text:anchor-type="paragraph" draw:z-index="9" draw:style-name="gr2" svg:width="19.157cm" svg:height="1.271cm" svg:x="0.923cm" svg:y="11.118cm"><draw:text-box><text:p>Nécessite un transport en ambulance <text:tab/><text:tab/><text:tab/><text:tab/><text:tab/>VSL <text:s/><text:span text:style-name="T4"><text:s text:c="2"/>4</text:span></text:p></draw:text-box></draw:frame><draw:frame text:anchor-type="paragraph" draw:z-index="6" draw:style-name="gr1" svg:width="19.072cm" svg:height="0.874cm" svg:x="0.766cm" svg:y="8.207cm"><draw:text-box><text:p><text:span text:style-name="T3">Je soussigné Dr L. FRANCOIS, certifie que l'état de santé : </text:span></text:p></draw:text-box></draw:frame><text:span text:style-name="T2"/></text:p>
      <text:p text:style-name="P2"><text:span text:style-name="T2"/></text:p>
      <text:p text:style-name="P3"><draw:frame text:anchor-type="paragraph" draw:z-index="14" draw:style-name="gr6" svg:width="5.081cm" svg:height="1.086cm" svg:x="14.416cm" svg:y="3.022cm"><draw:text-box><text:p text:style-name="P7">Transport</text:p></draw:text-box></draw:frame><text:span text:style-name="T2"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text:anchor-type="paragraph" draw:z-index="15" draw:style-name="gr7" svg:width="3.202cm" svg:height="0.953cm" svg:x="12.176cm" svg:y="0.896cm"><draw:text-box><text:p text:style-name="P7">DATE</text:p></draw:text-box></draw:frame><draw:frame text:anchor-type="paragraph" draw:z-index="16" draw:style-name="gr8" svg:width="3.467cm" svg:height="0.847cm" svg:x="15.378cm" svg:y="0.896cm"><draw:text-box><text:p text:style-name="P7">HORAIRES</text:p></draw:text-box></draw:frame>CAFAT </text:p>
          </table:table-cell>
          <table:table-cell table:style-name="Table1.B1" office:value-type="string">
            <text:p text:style-name="Table_20_Contents">AIDE MÉDICALE</text:p>
          </table:table-cell>
        </table:table-row>
        <table:table-row table:style-name="Table1.2">
          <table:table-cell table:style-name="Table1.A2" office:value-type="string">
            <text:p text:style-name="P5">AVIS ADMINISTRATIF</text:p>
          </table:table-cell>
          <table:table-cell table:style-name="Table1.B2" office:value-type="string">
            <text:p text:style-name="P4">AVIS ADMINISTRATIF</text:p>
          </table:table-cell>
        </table:table-row>
        <table:table-row table:style-name="Table1.3">
          <table:table-cell table:style-name="Table1.A2" office:value-type="string">
            <text:p text:style-name="P4">Avis du contrôle médical</text:p>
          </table:table-cell>
          <table:table-cell table:style-name="Table1.B2" office:value-type="string">
            <text:p text:style-name="P4">Avis du contrôle médic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ingbats" svg:font-family="Dingbats" style:font-charset="x-symbol"/>
    <style:font-face style:name="Dingbats1" svg:font-family="Dingbats" style:font-adornments="Regular" style:font-charset="x-symbol"/>
    <style:font-face style:name="Dingbats2" svg:font-family="Dingbats" style:font-pitch="variable" style:font-charset="x-symbol"/>
    <style:font-face style:name="F" svg:font-family="" style:font-family-generic="roman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aper-tray-name="Upper Tray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6-09-27T16:54:53</dc:date>
    <meta:editing-duration>PT4H38M42S</meta:editing-duration>
    <meta:editing-cycles>106</meta:editing-cycles>
    <meta:generator>LibreOffice/3.5$Linux_X86_64 LibreOffice_project/350m1$Build-2</meta:generator>
    <meta:printed-by>L. FRANCOIS</meta:printed-by>
    <meta:print-date>2016-09-27T16:53:38</meta:print-date>
    <dc:creator>L. FRANCOIS</dc:creator>
    <meta:document-statistic meta:table-count="1" meta:image-count="0" meta:object-count="0" meta:page-count="1" meta:paragraph-count="14" meta:word-count="28" meta:character-count="200" meta:non-whitespace-character-count="185"/>
  </office:meta>
</office:document-meta>
</file>